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6" style:family="paragraph" style:parent-style-name="Standard">
      <style:text-properties fo:font-size="14pt" style:font-name-asian="Arial" style:font-size-asian="14pt" style:font-size-complex="14pt"/>
    </style:style>
    <style:style style:name="P7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8" style:family="paragraph" style:parent-style-name="Standard" style:list-style-name="L4">
      <style:text-properties fo:font-size="14pt" style:font-name-asian="Arial" style:font-size-asian="14pt" style:font-size-complex="14pt"/>
    </style:style>
    <style:style style:name="P9" style:family="paragraph" style:parent-style-name="Standard" style:list-style-name="L5">
      <style:text-properties fo:font-size="14pt" style:font-name-asian="Arial" style:font-size-asian="14pt" style:font-size-complex="14pt"/>
    </style:style>
    <style:style style:name="P10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13" style:family="paragraph" style:parent-style-name="Standard">
      <style:text-properties style:font-name="Verdana" fo:font-size="14pt" style:font-name-asian="Arial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15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16" style:family="paragraph" style:parent-style-name="Standard">
      <style:text-properties style:font-name="Verdana" fo:font-size="15pt" style:font-name-asian="Arial" style:font-size-asian="15pt" style:language-asian="ja" style:country-asian="JP" style:font-size-complex="15pt"/>
    </style:style>
    <style:style style:name="P17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18" style:family="paragraph" style:parent-style-name="Standard">
      <style:paragraph-properties fo:margin-top="0cm" fo:margin-bottom="0cm" fo:line-height="150%" style:writing-mode="lr-tb"/>
      <style:text-properties fo:font-size="20pt" style:font-name-asian="Arial" style:font-size-asian="20pt" style:font-size-complex="20pt"/>
    </style:style>
    <style:style style:name="P1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6666ff" style:text-line-through-style="none" style:font-name="Arial1" fo:font-style="normal" style:text-underline-style="none" fo:font-weight="normal" style:text-blinking="false" fo:background-color="#ffff00" style:language-asian="ja" style:country-asian="JP"/>
    </style:style>
    <style:style style:name="T2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3" style:family="text">
      <style:text-properties fo:background-color="#66ff00"/>
    </style:style>
    <style:style style:name="T4" style:family="text">
      <style:text-properties style:font-name="Verdana" fo:font-size="14pt" style:font-size-asian="14pt" style:font-size-complex="14pt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1"/>
      <text:p text:style-name="P3">---------------------------------------------------------------------------</text:p>
      <text:p text:style-name="P3"/>
      <text:p text:style-name="P18"><text:span text:style-name="T1"/></text:p>
      <text:p text:style-name="P3">---------------------------------------------------------------------------</text:p>
      <text:p text:style-name="P4">res free# JVEMV6 37#21_1 / 37. miscs / 21. math&amp;physics / XXXX</text:p>
      <text:p text:style-name="P6"/>
      <text:p text:style-name="P6">[do]</text:p>
      <text:list xml:id="list1643876352043360598" text:style-name="L1">
        <text:list-item>
          <text:p text:style-name="P7"><text:a xlink:type="simple" xlink:href="http://courses.theophys.kth.se/5A1305/Green.pdf" text:style-name="Internet_20_link" text:visited-style-name="Visited_20_Internet_20_Link">http://courses.theophys.kth.se/5A1305/Green.pdf</text:a> </text:p>
        </text:list-item>
      </text:list>
      <text:p text:style-name="P6"/>
      <text:p text:style-name="P6"/>
      <text:p text:style-name="P6">[next]</text:p>
      <text:list xml:id="list6119171362728006948" text:style-name="L4">
        <text:list-item>
          <text:p text:style-name="P8"><text:a xlink:type="simple" xlink:href="http://courses.theophys.kth.se/5A1305/Green.pdf" text:style-name="Internet_20_link" text:visited-style-name="Visited_20_Internet_20_Link">http://courses.theophys.kth.se/5A1305/Green.pdf</text:a> </text:p>
          <text:list>
            <text:list-item>
              <text:p text:style-name="P8">“ and thus we should”</text:p>
            </text:list-item>
          </text:list>
        </text:list-item>
      </text:list>
      <text:p text:style-name="P6"/>
      <text:p text:style-name="P6"/>
      <text:p text:style-name="P6">[<text:span text:style-name="T3">/ 20191231_134558</text:span>]</text:p>
      <text:p text:style-name="P6"/>
      <text:p text:style-name="P18"><text:span text:style-name="T1">@@@</text:span></text:p>
      <text:p text:style-name="P6"/>
      <text:p text:style-name="P6"/>
      <text:p text:style-name="P3"><text:span text:style-name="T5">1</text:span>---------------------------------------------------------------------------</text:p>
      <text:p text:style-name="P4">res free# JVEMV6 37#21_XX / 37. miscs / 21. math&amp;physics / XXXX</text:p>
      <text:p text:style-name="P6"/>
      <text:p text:style-name="P6">[do]</text:p>
      <text:list xml:id="list33662699" text:continue-list="list1643876352043360598" text:style-name="L1">
        <text:list-item>
          <text:p text:style-name="P7"/>
        </text:list-item>
      </text:list>
      <text:p text:style-name="P6"/>
      <text:p text:style-name="P6">[next]</text:p>
      <text:list xml:id="list8191654967458916658" text:style-name="L6">
        <text:list-item>
          <text:p text:style-name="P10"/>
        </text:list-item>
      </text:list>
      <text:p text:style-name="P6"/>
      <text:p text:style-name="P6"/>
      <text:p text:style-name="P6"/>
      <text:p text:style-name="P6">[<text:span text:style-name="T3">/ XXX</text:span>]</text:p>
      <text:p text:style-name="P6"/>
      <text:p text:style-name="P6"/>
      <text:p text:style-name="P5"/>
      <text:p text:style-name="P12"/>
      <text:p text:style-name="P19">----------------------------------------------- [TEMPLATE] 20191203_084752</text:p>
      <text:p text:style-name="P3"><text:soft-page-break/>---------------------------------------------------------------------------</text:p>
      <text:p text:style-name="P4">res free# JVEMV6 37#21_XX / 37. miscs / 21. math&amp;physics / XXXX</text:p>
      <text:p text:style-name="P6"/>
      <text:p text:style-name="P6">[do]</text:p>
      <text:list xml:id="list33684007" text:continue-list="list33662699" text:style-name="L1">
        <text:list-item>
          <text:p text:style-name="P7"/>
        </text:list-item>
      </text:list>
      <text:p text:style-name="P6"/>
      <text:p text:style-name="P6">[next]</text:p>
      <text:list xml:id="list7136640274372920624" text:style-name="L5">
        <text:list-item>
          <text:p text:style-name="P9"/>
        </text:list-item>
      </text:list>
      <text:p text:style-name="P6"/>
      <text:p text:style-name="P6"/>
      <text:p text:style-name="P6"/>
      <text:p text:style-name="P6">[<text:span text:style-name="T3">/ XXX</text:span>]</text:p>
      <text:p text:style-name="P6"/>
      <text:p text:style-name="P6"/>
      <text:p text:style-name="P6"/>
      <text:p text:style-name="P6"/>
      <text:p text:style-name="P6"/>
      <text:p text:style-name="P5">/ <text:span text:style-name="T2">----------------------------------------------- [TEMPLATE] 20191203_084752 /</text:span></text:p>
      <text:p text:style-name="P12"/>
      <text:p text:style-name="P14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">C:\WORKS_2\a &amp;&amp; r oj &amp;&amp; g a . &amp;&amp; git commit -m "(res : JVE : misc : 21. math&amp;physics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p text:style-name="P13"/>
      <text:p text:style-name="P15">/ --------------------------- [STEPS : closing] 20191209_102847 /</text:p>
      <text:p text:style-name="P17"/>
      <text:p text:style-name="P15">------------------------------------- [DOCS] 20191216_073814</text:p>
      <text:p text:style-name="P15"/>
      <table:table table:name="表2" table:style-name="表2">
        <table:table-column table:style-name="表2.A"/>
        <table:table-row>
          <table:table-cell table:style-name="表2.A1" office:value-type="string">
            <text:p text:style-name="P16">C:\WORKS_2\WS\WS_Others.JVEMV6\JVEMV6\37_miscs\20_philosophy\log_JVE_37-20.[philosophy].[docs].odt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p text:style-name="P17"/>
      <text:p text:style-name="P17">/ <text:span text:style-name="T4">------------------------------------- [DOCS] 20191216_073814 /</text:span></text:p>
      <text:p text:style-name="P17"/>
      <text:p text:style-name="P5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19-12-31T13:46:25.35</dc:date>
    <dc:creator>iwabuchi ken</dc:creator>
    <meta:editing-duration>PT14M46S</meta:editing-duration>
    <meta:editing-cycles>2</meta:editing-cycles>
    <meta:generator>OpenOffice/4.1.3$Win32 OpenOffice.org_project/413m1$Build-9783</meta:generator>
    <meta:document-statistic meta:table-count="2" meta:image-count="0" meta:object-count="0" meta:page-count="2" meta:paragraph-count="29" meta:word-count="124" meta:character-count="1369"/>
  </office:meta>
</office:document-meta>
</file>